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8.01mm" table:align="margins"/>
    </style:style>
    <style:style style:name="Tabelle1.A" style:family="table-column">
      <style:table-column-properties style:column-width="65.99mm" style:rel-column-width="21839*"/>
    </style:style>
    <style:style style:name="Tabelle1.B" style:family="table-column">
      <style:table-column-properties style:column-width="66mm" style:rel-column-width="21845*"/>
    </style:style>
    <style:style style:name="Tabelle1.C" style:family="table-column">
      <style:table-column-properties style:column-width="66.02mm" style:rel-column-width="21851*"/>
    </style:style>
    <style:style style:name="Tabelle1.1" style:family="table-row">
      <style:table-row-properties style:row-height="27.99mm"/>
    </style:style>
    <style:style style:name="Tabelle1.A1" style:family="table-cell">
      <style:table-cell-properties fo:padding="0.97mm" fo:border-left="0.05pt dotted #111111" fo:border-right="none" fo:border-top="0.05pt dotted #111111" fo:border-bottom="0.05pt dotted #111111"/>
    </style:style>
    <style:style style:name="Tabelle1.C1" style:family="table-cell">
      <style:table-cell-properties fo:padding="0.97mm" fo:border="0.05pt dotted #111111"/>
    </style:style>
    <style:style style:name="Tabelle1.A2" style:family="table-cell">
      <style:table-cell-properties fo:padding="0.97mm" fo:border-left="0.05pt dotted #111111" fo:border-right="none" fo:border-top="none" fo:border-bottom="0.05pt dotted #111111"/>
    </style:style>
    <style:style style:name="Tabelle1.C2" style:family="table-cell">
      <style:table-cell-properties fo:padding="0.97mm" fo:border-left="0.05pt dotted #111111" fo:border-right="0.05pt dotted #111111" fo:border-top="none" fo:border-bottom="0.05pt dotted #111111"/>
    </style:style>
    <style:style style:name="Tabelle2" style:family="table">
      <style:table-properties style:width="64.03mm" table:align="margins"/>
    </style:style>
    <style:style style:name="Tabelle2.A" style:family="table-column">
      <style:table-column-properties style:column-width="19.03mm" style:rel-column-width="19479*"/>
    </style:style>
    <style:style style:name="Tabelle2.B" style:family="table-column">
      <style:table-column-properties style:column-width="24.09mm" style:rel-column-width="24661*"/>
    </style:style>
    <style:style style:name="Tabelle2.C" style:family="table-column">
      <style:table-column-properties style:column-width="20.9mm" style:rel-column-width="21395*"/>
    </style:style>
    <style:style style:name="Tabelle2.1" style:family="table-row">
      <style:table-row-properties style:row-height="11.99mm"/>
    </style:style>
    <style:style style:name="Tabelle2.A1" style:family="table-cell">
      <style:table-cell-properties fo:padding="0.97mm" fo:border="none"/>
    </style:style>
    <style:style style:name="Tabelle2.2" style:family="table-row">
      <style:table-row-properties style:min-row-height="4.99mm"/>
    </style:style>
    <style:style style:name="Tabelle2.3" style:family="table-row">
      <style:table-row-properties style:row-height="8.01mm"/>
    </style:style>
    <style:style style:name="Tabelle2.B3" style:family="table-cell">
      <style:table-cell-properties style:vertical-align="middle" fo:padding="0.97mm" fo:border="none"/>
    </style:style>
    <style:style style:name="Tabelle9" style:family="table">
      <style:table-properties style:width="64.06mm" table:align="margins"/>
    </style:style>
    <style:style style:name="Tabelle9.A" style:family="table-column">
      <style:table-column-properties style:column-width="19.05mm" style:rel-column-width="19479*"/>
    </style:style>
    <style:style style:name="Tabelle9.B" style:family="table-column">
      <style:table-column-properties style:column-width="24.11mm" style:rel-column-width="24661*"/>
    </style:style>
    <style:style style:name="Tabelle9.C" style:family="table-column">
      <style:table-column-properties style:column-width="20.92mm" style:rel-column-width="21395*"/>
    </style:style>
    <style:style style:name="Tabelle9.1" style:family="table-row">
      <style:table-row-properties style:row-height="11.99mm"/>
    </style:style>
    <style:style style:name="Tabelle9.A1" style:family="table-cell">
      <style:table-cell-properties fo:padding="0.97mm" fo:border="none"/>
    </style:style>
    <style:style style:name="Tabelle9.2" style:family="table-row">
      <style:table-row-properties style:min-row-height="4.99mm"/>
    </style:style>
    <style:style style:name="Tabelle9.B3" style:family="table-cell">
      <style:table-cell-properties style:vertical-align="middle" fo:padding="0.97mm" fo:border="none"/>
    </style:style>
    <style:style style:name="Tabelle10" style:family="table">
      <style:table-properties style:width="64.1mm" table:align="margins"/>
    </style:style>
    <style:style style:name="Tabelle10.A" style:family="table-column">
      <style:table-column-properties style:column-width="19.05mm" style:rel-column-width="19479*"/>
    </style:style>
    <style:style style:name="Tabelle10.B" style:family="table-column">
      <style:table-column-properties style:column-width="24.11mm" style:rel-column-width="24661*"/>
    </style:style>
    <style:style style:name="Tabelle10.C" style:family="table-column">
      <style:table-column-properties style:column-width="20.92mm" style:rel-column-width="21395*"/>
    </style:style>
    <style:style style:name="Tabelle10.1" style:family="table-row">
      <style:table-row-properties style:row-height="11.99mm"/>
    </style:style>
    <style:style style:name="Tabelle10.A1" style:family="table-cell">
      <style:table-cell-properties fo:padding="0.97mm" fo:border="none"/>
    </style:style>
    <style:style style:name="Tabelle10.2" style:family="table-row">
      <style:table-row-properties style:min-row-height="1.01mm"/>
    </style:style>
    <style:style style:name="Tabelle10.B3" style:family="table-cell">
      <style:table-cell-properties style:vertical-align="middle" fo:padding="0.97mm" fo:border="none"/>
    </style:style>
    <style:style style:name="Tabelle3" style:family="table">
      <style:table-properties style:width="64.03mm" table:align="margins"/>
    </style:style>
    <style:style style:name="Tabelle3.A" style:family="table-column">
      <style:table-column-properties style:column-width="19.03mm" style:rel-column-width="19479*"/>
    </style:style>
    <style:style style:name="Tabelle3.B" style:family="table-column">
      <style:table-column-properties style:column-width="24.09mm" style:rel-column-width="24661*"/>
    </style:style>
    <style:style style:name="Tabelle3.C" style:family="table-column">
      <style:table-column-properties style:column-width="20.9mm" style:rel-column-width="21395*"/>
    </style:style>
    <style:style style:name="Tabelle3.1" style:family="table-row">
      <style:table-row-properties style:row-height="11.99mm"/>
    </style:style>
    <style:style style:name="Tabelle3.A1" style:family="table-cell">
      <style:table-cell-properties fo:padding="0.97mm" fo:border="none"/>
    </style:style>
    <style:style style:name="Tabelle3.B3" style:family="table-cell">
      <style:table-cell-properties style:vertical-align="middle" fo:padding="0.97mm" fo:border="none"/>
    </style:style>
    <style:style style:name="Tabelle4" style:family="table">
      <style:table-properties style:width="64.06mm" table:align="margins"/>
    </style:style>
    <style:style style:name="Tabelle4.A" style:family="table-column">
      <style:table-column-properties style:column-width="19.05mm" style:rel-column-width="19479*"/>
    </style:style>
    <style:style style:name="Tabelle4.B" style:family="table-column">
      <style:table-column-properties style:column-width="24.11mm" style:rel-column-width="24661*"/>
    </style:style>
    <style:style style:name="Tabelle4.C" style:family="table-column">
      <style:table-column-properties style:column-width="20.92mm" style:rel-column-width="21395*"/>
    </style:style>
    <style:style style:name="Tabelle4.1" style:family="table-row">
      <style:table-row-properties style:row-height="11.99mm"/>
    </style:style>
    <style:style style:name="Tabelle4.A1" style:family="table-cell">
      <style:table-cell-properties fo:padding="0.97mm" fo:border="none"/>
    </style:style>
    <style:style style:name="Tabelle4.B3" style:family="table-cell">
      <style:table-cell-properties style:vertical-align="middle" fo:padding="0.97mm" fo:border="none"/>
    </style:style>
    <style:style style:name="Tabelle5" style:family="table">
      <style:table-properties style:width="64.1mm" table:align="margins"/>
    </style:style>
    <style:style style:name="Tabelle5.A" style:family="table-column">
      <style:table-column-properties style:column-width="19.05mm" style:rel-column-width="19479*"/>
    </style:style>
    <style:style style:name="Tabelle5.B" style:family="table-column">
      <style:table-column-properties style:column-width="24.11mm" style:rel-column-width="24661*"/>
    </style:style>
    <style:style style:name="Tabelle5.C" style:family="table-column">
      <style:table-column-properties style:column-width="20.92mm" style:rel-column-width="21395*"/>
    </style:style>
    <style:style style:name="Tabelle5.1" style:family="table-row">
      <style:table-row-properties style:row-height="11.99mm"/>
    </style:style>
    <style:style style:name="Tabelle5.A1" style:family="table-cell">
      <style:table-cell-properties fo:padding="0.97mm" fo:border="none"/>
    </style:style>
    <style:style style:name="Tabelle5.B3" style:family="table-cell">
      <style:table-cell-properties style:vertical-align="middle" fo:padding="0.97mm" fo:border="none"/>
    </style:style>
    <style:style style:name="Tabelle6" style:family="table">
      <style:table-properties style:width="64.03mm" table:align="margins"/>
    </style:style>
    <style:style style:name="Tabelle6.A" style:family="table-column">
      <style:table-column-properties style:column-width="19.03mm" style:rel-column-width="19479*"/>
    </style:style>
    <style:style style:name="Tabelle6.B" style:family="table-column">
      <style:table-column-properties style:column-width="24.09mm" style:rel-column-width="24661*"/>
    </style:style>
    <style:style style:name="Tabelle6.C" style:family="table-column">
      <style:table-column-properties style:column-width="20.9mm" style:rel-column-width="21395*"/>
    </style:style>
    <style:style style:name="Tabelle6.1" style:family="table-row">
      <style:table-row-properties style:row-height="11.99mm"/>
    </style:style>
    <style:style style:name="Tabelle6.A1" style:family="table-cell">
      <style:table-cell-properties fo:padding="0.97mm" fo:border="none"/>
    </style:style>
    <style:style style:name="Tabelle6.B3" style:family="table-cell">
      <style:table-cell-properties style:vertical-align="middle" fo:padding="0.97mm" fo:border="none"/>
    </style:style>
    <style:style style:name="Tabelle7" style:family="table">
      <style:table-properties style:width="64.06mm" table:align="margins"/>
    </style:style>
    <style:style style:name="Tabelle7.A" style:family="table-column">
      <style:table-column-properties style:column-width="19.05mm" style:rel-column-width="19479*"/>
    </style:style>
    <style:style style:name="Tabelle7.B" style:family="table-column">
      <style:table-column-properties style:column-width="24.11mm" style:rel-column-width="24661*"/>
    </style:style>
    <style:style style:name="Tabelle7.C" style:family="table-column">
      <style:table-column-properties style:column-width="20.92mm" style:rel-column-width="21395*"/>
    </style:style>
    <style:style style:name="Tabelle7.1" style:family="table-row">
      <style:table-row-properties style:row-height="11.99mm"/>
    </style:style>
    <style:style style:name="Tabelle7.A1" style:family="table-cell">
      <style:table-cell-properties fo:padding="0.97mm" fo:border="none"/>
    </style:style>
    <style:style style:name="Tabelle7.B3" style:family="table-cell">
      <style:table-cell-properties style:vertical-align="middle" fo:padding="0.97mm" fo:border="none"/>
    </style:style>
    <style:style style:name="Tabelle8" style:family="table">
      <style:table-properties style:width="64.1mm" table:align="margins"/>
    </style:style>
    <style:style style:name="Tabelle8.A" style:family="table-column">
      <style:table-column-properties style:column-width="19.05mm" style:rel-column-width="19479*"/>
    </style:style>
    <style:style style:name="Tabelle8.B" style:family="table-column">
      <style:table-column-properties style:column-width="24.11mm" style:rel-column-width="24661*"/>
    </style:style>
    <style:style style:name="Tabelle8.C" style:family="table-column">
      <style:table-column-properties style:column-width="20.92mm" style:rel-column-width="21395*"/>
    </style:style>
    <style:style style:name="Tabelle8.1" style:family="table-row">
      <style:table-row-properties style:row-height="11.99mm"/>
    </style:style>
    <style:style style:name="Tabelle8.A1" style:family="table-cell">
      <style:table-cell-properties fo:padding="0.97mm" fo:border="none"/>
    </style:style>
    <style:style style:name="Tabelle8.B3" style:family="table-cell">
      <style:table-cell-properties style:vertical-align="middle" fo:padding="0.97mm" fo:border="none"/>
    </style:style>
    <style:style style:name="Tabelle11" style:family="table">
      <style:table-properties style:width="64.03mm" table:align="margins"/>
    </style:style>
    <style:style style:name="Tabelle11.A" style:family="table-column">
      <style:table-column-properties style:column-width="19.03mm" style:rel-column-width="19479*"/>
    </style:style>
    <style:style style:name="Tabelle11.B" style:family="table-column">
      <style:table-column-properties style:column-width="24.09mm" style:rel-column-width="24661*"/>
    </style:style>
    <style:style style:name="Tabelle11.C" style:family="table-column">
      <style:table-column-properties style:column-width="20.9mm" style:rel-column-width="21395*"/>
    </style:style>
    <style:style style:name="Tabelle11.1" style:family="table-row">
      <style:table-row-properties style:row-height="11.99mm"/>
    </style:style>
    <style:style style:name="Tabelle11.A1" style:family="table-cell">
      <style:table-cell-properties fo:padding="0.97mm" fo:border="none"/>
    </style:style>
    <style:style style:name="Tabelle11.B3" style:family="table-cell">
      <style:table-cell-properties style:vertical-align="middle" fo:padding="0.97mm" fo:border="none"/>
    </style:style>
    <style:style style:name="Tabelle12" style:family="table">
      <style:table-properties style:width="64.06mm" table:align="margins"/>
    </style:style>
    <style:style style:name="Tabelle12.A" style:family="table-column">
      <style:table-column-properties style:column-width="19.05mm" style:rel-column-width="19479*"/>
    </style:style>
    <style:style style:name="Tabelle12.B" style:family="table-column">
      <style:table-column-properties style:column-width="24.11mm" style:rel-column-width="24661*"/>
    </style:style>
    <style:style style:name="Tabelle12.C" style:family="table-column">
      <style:table-column-properties style:column-width="20.92mm" style:rel-column-width="21395*"/>
    </style:style>
    <style:style style:name="Tabelle12.1" style:family="table-row">
      <style:table-row-properties style:row-height="11.99mm"/>
    </style:style>
    <style:style style:name="Tabelle12.A1" style:family="table-cell">
      <style:table-cell-properties fo:padding="0.97mm" fo:border="none"/>
    </style:style>
    <style:style style:name="Tabelle12.B3" style:family="table-cell">
      <style:table-cell-properties style:vertical-align="middle" fo:padding="0.97mm" fo:border="none"/>
    </style:style>
    <style:style style:name="Tabelle13" style:family="table">
      <style:table-properties style:width="64.1mm" table:align="margins"/>
    </style:style>
    <style:style style:name="Tabelle13.A" style:family="table-column">
      <style:table-column-properties style:column-width="19.05mm" style:rel-column-width="19479*"/>
    </style:style>
    <style:style style:name="Tabelle13.B" style:family="table-column">
      <style:table-column-properties style:column-width="24.11mm" style:rel-column-width="24661*"/>
    </style:style>
    <style:style style:name="Tabelle13.C" style:family="table-column">
      <style:table-column-properties style:column-width="20.92mm" style:rel-column-width="21395*"/>
    </style:style>
    <style:style style:name="Tabelle13.1" style:family="table-row">
      <style:table-row-properties style:row-height="11.99mm"/>
    </style:style>
    <style:style style:name="Tabelle13.A1" style:family="table-cell">
      <style:table-cell-properties fo:padding="0.97mm" fo:border="none"/>
    </style:style>
    <style:style style:name="Tabelle13.B3" style:family="table-cell">
      <style:table-cell-properties style:vertical-align="middle" fo:padding="0.97mm" fo:border="none"/>
    </style:style>
    <style:style style:name="Tabelle14" style:family="table">
      <style:table-properties style:width="64.03mm" table:align="margins"/>
    </style:style>
    <style:style style:name="Tabelle14.A" style:family="table-column">
      <style:table-column-properties style:column-width="19.03mm" style:rel-column-width="19479*"/>
    </style:style>
    <style:style style:name="Tabelle14.B" style:family="table-column">
      <style:table-column-properties style:column-width="24.09mm" style:rel-column-width="24661*"/>
    </style:style>
    <style:style style:name="Tabelle14.C" style:family="table-column">
      <style:table-column-properties style:column-width="20.9mm" style:rel-column-width="21395*"/>
    </style:style>
    <style:style style:name="Tabelle14.1" style:family="table-row">
      <style:table-row-properties style:row-height="11.99mm"/>
    </style:style>
    <style:style style:name="Tabelle14.A1" style:family="table-cell">
      <style:table-cell-properties fo:padding="0.97mm" fo:border="none"/>
    </style:style>
    <style:style style:name="Tabelle14.B3" style:family="table-cell">
      <style:table-cell-properties style:vertical-align="middle" fo:padding="0.97mm" fo:border="none"/>
    </style:style>
    <style:style style:name="Tabelle15" style:family="table">
      <style:table-properties style:width="64.06mm" table:align="margins"/>
    </style:style>
    <style:style style:name="Tabelle15.A" style:family="table-column">
      <style:table-column-properties style:column-width="19.05mm" style:rel-column-width="19479*"/>
    </style:style>
    <style:style style:name="Tabelle15.B" style:family="table-column">
      <style:table-column-properties style:column-width="24.11mm" style:rel-column-width="24661*"/>
    </style:style>
    <style:style style:name="Tabelle15.C" style:family="table-column">
      <style:table-column-properties style:column-width="20.92mm" style:rel-column-width="21395*"/>
    </style:style>
    <style:style style:name="Tabelle15.1" style:family="table-row">
      <style:table-row-properties style:row-height="11.99mm"/>
    </style:style>
    <style:style style:name="Tabelle15.A1" style:family="table-cell">
      <style:table-cell-properties fo:padding="0.97mm" fo:border="none"/>
    </style:style>
    <style:style style:name="Tabelle15.B3" style:family="table-cell">
      <style:table-cell-properties style:vertical-align="middle" fo:padding="0.97mm" fo:border="none"/>
    </style:style>
    <style:style style:name="Tabelle16" style:family="table">
      <style:table-properties style:width="64.1mm" table:align="margins"/>
    </style:style>
    <style:style style:name="Tabelle16.A" style:family="table-column">
      <style:table-column-properties style:column-width="19.05mm" style:rel-column-width="19479*"/>
    </style:style>
    <style:style style:name="Tabelle16.B" style:family="table-column">
      <style:table-column-properties style:column-width="24.11mm" style:rel-column-width="24661*"/>
    </style:style>
    <style:style style:name="Tabelle16.C" style:family="table-column">
      <style:table-column-properties style:column-width="20.92mm" style:rel-column-width="21395*"/>
    </style:style>
    <style:style style:name="Tabelle16.1" style:family="table-row">
      <style:table-row-properties style:row-height="11.99mm"/>
    </style:style>
    <style:style style:name="Tabelle16.A1" style:family="table-cell">
      <style:table-cell-properties fo:padding="0.97mm" fo:border="none"/>
    </style:style>
    <style:style style:name="Tabelle16.B3" style:family="table-cell">
      <style:table-cell-properties style:vertical-align="middle" fo:padding="0.97mm" fo:border="none"/>
    </style:style>
    <style:style style:name="Tabelle18" style:family="table">
      <style:table-properties style:width="64.03mm" table:align="margins"/>
    </style:style>
    <style:style style:name="Tabelle18.A" style:family="table-column">
      <style:table-column-properties style:column-width="19.03mm" style:rel-column-width="19479*"/>
    </style:style>
    <style:style style:name="Tabelle18.B" style:family="table-column">
      <style:table-column-properties style:column-width="24.09mm" style:rel-column-width="24661*"/>
    </style:style>
    <style:style style:name="Tabelle18.C" style:family="table-column">
      <style:table-column-properties style:column-width="20.9mm" style:rel-column-width="21395*"/>
    </style:style>
    <style:style style:name="Tabelle18.1" style:family="table-row">
      <style:table-row-properties style:row-height="11.99mm"/>
    </style:style>
    <style:style style:name="Tabelle18.A1" style:family="table-cell">
      <style:table-cell-properties fo:padding="0.97mm" fo:border="none"/>
    </style:style>
    <style:style style:name="Tabelle18.B3" style:family="table-cell">
      <style:table-cell-properties style:vertical-align="middle" fo:padding="0.97mm" fo:border="none"/>
    </style:style>
    <style:style style:name="Tabelle19" style:family="table">
      <style:table-properties style:width="64.06mm" table:align="margins"/>
    </style:style>
    <style:style style:name="Tabelle19.A" style:family="table-column">
      <style:table-column-properties style:column-width="19.05mm" style:rel-column-width="19479*"/>
    </style:style>
    <style:style style:name="Tabelle19.B" style:family="table-column">
      <style:table-column-properties style:column-width="24.11mm" style:rel-column-width="24661*"/>
    </style:style>
    <style:style style:name="Tabelle19.C" style:family="table-column">
      <style:table-column-properties style:column-width="20.92mm" style:rel-column-width="21395*"/>
    </style:style>
    <style:style style:name="Tabelle19.1" style:family="table-row">
      <style:table-row-properties style:row-height="11.99mm"/>
    </style:style>
    <style:style style:name="Tabelle19.A1" style:family="table-cell">
      <style:table-cell-properties fo:padding="0.97mm" fo:border="none"/>
    </style:style>
    <style:style style:name="Tabelle19.B3" style:family="table-cell">
      <style:table-cell-properties style:vertical-align="middle" fo:padding="0.97mm" fo:border="none"/>
    </style:style>
    <style:style style:name="Tabelle21" style:family="table">
      <style:table-properties style:width="64.1mm" table:align="margins"/>
    </style:style>
    <style:style style:name="Tabelle21.A" style:family="table-column">
      <style:table-column-properties style:column-width="19.05mm" style:rel-column-width="19479*"/>
    </style:style>
    <style:style style:name="Tabelle21.B" style:family="table-column">
      <style:table-column-properties style:column-width="24.11mm" style:rel-column-width="24661*"/>
    </style:style>
    <style:style style:name="Tabelle21.C" style:family="table-column">
      <style:table-column-properties style:column-width="20.92mm" style:rel-column-width="21395*"/>
    </style:style>
    <style:style style:name="Tabelle21.1" style:family="table-row">
      <style:table-row-properties style:row-height="11.99mm"/>
    </style:style>
    <style:style style:name="Tabelle21.A1" style:family="table-cell">
      <style:table-cell-properties fo:padding="0.97mm" fo:border="none"/>
    </style:style>
    <style:style style:name="Tabelle21.B3" style:family="table-cell">
      <style:table-cell-properties style:vertical-align="middle" fo:padding="0.97mm" fo:border="none"/>
    </style:style>
    <style:style style:name="Tabelle17" style:family="table">
      <style:table-properties style:width="64.03mm" table:align="margins"/>
    </style:style>
    <style:style style:name="Tabelle17.A" style:family="table-column">
      <style:table-column-properties style:column-width="19.03mm" style:rel-column-width="19479*"/>
    </style:style>
    <style:style style:name="Tabelle17.B" style:family="table-column">
      <style:table-column-properties style:column-width="24.09mm" style:rel-column-width="24661*"/>
    </style:style>
    <style:style style:name="Tabelle17.C" style:family="table-column">
      <style:table-column-properties style:column-width="20.9mm" style:rel-column-width="21395*"/>
    </style:style>
    <style:style style:name="Tabelle17.1" style:family="table-row">
      <style:table-row-properties style:row-height="11.99mm"/>
    </style:style>
    <style:style style:name="Tabelle17.A1" style:family="table-cell">
      <style:table-cell-properties fo:padding="0.97mm" fo:border="none"/>
    </style:style>
    <style:style style:name="Tabelle17.B3" style:family="table-cell">
      <style:table-cell-properties style:vertical-align="middle" fo:padding="0.97mm" fo:border="none"/>
    </style:style>
    <style:style style:name="Tabelle20" style:family="table">
      <style:table-properties style:width="64.06mm" table:align="margins"/>
    </style:style>
    <style:style style:name="Tabelle20.A" style:family="table-column">
      <style:table-column-properties style:column-width="19.05mm" style:rel-column-width="19479*"/>
    </style:style>
    <style:style style:name="Tabelle20.B" style:family="table-column">
      <style:table-column-properties style:column-width="24.11mm" style:rel-column-width="24661*"/>
    </style:style>
    <style:style style:name="Tabelle20.C" style:family="table-column">
      <style:table-column-properties style:column-width="20.92mm" style:rel-column-width="21395*"/>
    </style:style>
    <style:style style:name="Tabelle20.1" style:family="table-row">
      <style:table-row-properties style:row-height="11.99mm"/>
    </style:style>
    <style:style style:name="Tabelle20.A1" style:family="table-cell">
      <style:table-cell-properties fo:padding="0.97mm" fo:border="none"/>
    </style:style>
    <style:style style:name="Tabelle20.B3" style:family="table-cell">
      <style:table-cell-properties style:vertical-align="middle" fo:padding="0.97mm" fo:border="none"/>
    </style:style>
    <style:style style:name="Tabelle22" style:family="table">
      <style:table-properties style:width="64.1mm" table:align="margins"/>
    </style:style>
    <style:style style:name="Tabelle22.A" style:family="table-column">
      <style:table-column-properties style:column-width="19.05mm" style:rel-column-width="19479*"/>
    </style:style>
    <style:style style:name="Tabelle22.B" style:family="table-column">
      <style:table-column-properties style:column-width="24.11mm" style:rel-column-width="24661*"/>
    </style:style>
    <style:style style:name="Tabelle22.C" style:family="table-column">
      <style:table-column-properties style:column-width="20.92mm" style:rel-column-width="21395*"/>
    </style:style>
    <style:style style:name="Tabelle22.1" style:family="table-row">
      <style:table-row-properties style:row-height="11.99mm"/>
    </style:style>
    <style:style style:name="Tabelle22.A1" style:family="table-cell">
      <style:table-cell-properties fo:padding="0.97mm" fo:border="none"/>
    </style:style>
    <style:style style:name="Tabelle22.B3" style:family="table-cell">
      <style:table-cell-properties style:vertical-align="middle" fo:padding="0.97mm" fo:border="none"/>
    </style:style>
    <style:style style:name="Tabelle23" style:family="table">
      <style:table-properties style:width="64.03mm" table:align="margins"/>
    </style:style>
    <style:style style:name="Tabelle23.A" style:family="table-column">
      <style:table-column-properties style:column-width="19.03mm" style:rel-column-width="19479*"/>
    </style:style>
    <style:style style:name="Tabelle23.B" style:family="table-column">
      <style:table-column-properties style:column-width="24.09mm" style:rel-column-width="24661*"/>
    </style:style>
    <style:style style:name="Tabelle23.C" style:family="table-column">
      <style:table-column-properties style:column-width="20.9mm" style:rel-column-width="21395*"/>
    </style:style>
    <style:style style:name="Tabelle23.1" style:family="table-row">
      <style:table-row-properties style:row-height="11.99mm"/>
    </style:style>
    <style:style style:name="Tabelle23.A1" style:family="table-cell">
      <style:table-cell-properties fo:padding="0.97mm" fo:border="none"/>
    </style:style>
    <style:style style:name="Tabelle23.B3" style:family="table-cell">
      <style:table-cell-properties style:vertical-align="middle" fo:padding="0.97mm" fo:border="none"/>
    </style:style>
    <style:style style:name="Tabelle24" style:family="table">
      <style:table-properties style:width="64.06mm" table:align="margins"/>
    </style:style>
    <style:style style:name="Tabelle24.A" style:family="table-column">
      <style:table-column-properties style:column-width="19.05mm" style:rel-column-width="19479*"/>
    </style:style>
    <style:style style:name="Tabelle24.B" style:family="table-column">
      <style:table-column-properties style:column-width="24.11mm" style:rel-column-width="24661*"/>
    </style:style>
    <style:style style:name="Tabelle24.C" style:family="table-column">
      <style:table-column-properties style:column-width="20.92mm" style:rel-column-width="21395*"/>
    </style:style>
    <style:style style:name="Tabelle24.1" style:family="table-row">
      <style:table-row-properties style:row-height="11.99mm"/>
    </style:style>
    <style:style style:name="Tabelle24.A1" style:family="table-cell">
      <style:table-cell-properties fo:padding="0.97mm" fo:border="none"/>
    </style:style>
    <style:style style:name="Tabelle24.B3" style:family="table-cell">
      <style:table-cell-properties style:vertical-align="middle" fo:padding="0.97mm" fo:border="none"/>
    </style:style>
    <style:style style:name="Tabelle25" style:family="table">
      <style:table-properties style:width="64.1mm" table:align="margins"/>
    </style:style>
    <style:style style:name="Tabelle25.A" style:family="table-column">
      <style:table-column-properties style:column-width="19.05mm" style:rel-column-width="19479*"/>
    </style:style>
    <style:style style:name="Tabelle25.B" style:family="table-column">
      <style:table-column-properties style:column-width="24.11mm" style:rel-column-width="24661*"/>
    </style:style>
    <style:style style:name="Tabelle25.C" style:family="table-column">
      <style:table-column-properties style:column-width="20.92mm" style:rel-column-width="21395*"/>
    </style:style>
    <style:style style:name="Tabelle25.1" style:family="table-row">
      <style:table-row-properties style:row-height="11.99mm"/>
    </style:style>
    <style:style style:name="Tabelle25.A1" style:family="table-cell">
      <style:table-cell-properties fo:padding="0.97mm" fo:border="none"/>
    </style:style>
    <style:style style:name="Tabelle25.B3" style:family="table-cell">
      <style:table-cell-properties style:vertical-align="middle" fo:padding="0.97mm" fo:border="none"/>
    </style:style>
    <style:style style:name="Tabelle26" style:family="table">
      <style:table-properties style:width="64.03mm" table:align="margins"/>
    </style:style>
    <style:style style:name="Tabelle26.A" style:family="table-column">
      <style:table-column-properties style:column-width="19.03mm" style:rel-column-width="19479*"/>
    </style:style>
    <style:style style:name="Tabelle26.B" style:family="table-column">
      <style:table-column-properties style:column-width="24.09mm" style:rel-column-width="24661*"/>
    </style:style>
    <style:style style:name="Tabelle26.C" style:family="table-column">
      <style:table-column-properties style:column-width="20.9mm" style:rel-column-width="21395*"/>
    </style:style>
    <style:style style:name="Tabelle26.1" style:family="table-row">
      <style:table-row-properties style:row-height="11.99mm"/>
    </style:style>
    <style:style style:name="Tabelle26.A1" style:family="table-cell">
      <style:table-cell-properties fo:padding="0.97mm" fo:border="none"/>
    </style:style>
    <style:style style:name="Tabelle26.B3" style:family="table-cell">
      <style:table-cell-properties style:vertical-align="middle" fo:padding="0.97mm" fo:border="none"/>
    </style:style>
    <style:style style:name="Tabelle27" style:family="table">
      <style:table-properties style:width="64.06mm" table:align="margins"/>
    </style:style>
    <style:style style:name="Tabelle27.A" style:family="table-column">
      <style:table-column-properties style:column-width="19.05mm" style:rel-column-width="19479*"/>
    </style:style>
    <style:style style:name="Tabelle27.B" style:family="table-column">
      <style:table-column-properties style:column-width="24.11mm" style:rel-column-width="24661*"/>
    </style:style>
    <style:style style:name="Tabelle27.C" style:family="table-column">
      <style:table-column-properties style:column-width="20.92mm" style:rel-column-width="21395*"/>
    </style:style>
    <style:style style:name="Tabelle27.1" style:family="table-row">
      <style:table-row-properties style:row-height="11.99mm"/>
    </style:style>
    <style:style style:name="Tabelle27.A1" style:family="table-cell">
      <style:table-cell-properties fo:padding="0.97mm" fo:border="none"/>
    </style:style>
    <style:style style:name="Tabelle27.B3" style:family="table-cell">
      <style:table-cell-properties style:vertical-align="middle" fo:padding="0.97mm" fo:border="none"/>
    </style:style>
    <style:style style:name="Tabelle28" style:family="table">
      <style:table-properties style:width="64.1mm" table:align="margins"/>
    </style:style>
    <style:style style:name="Tabelle28.A" style:family="table-column">
      <style:table-column-properties style:column-width="19.05mm" style:rel-column-width="19479*"/>
    </style:style>
    <style:style style:name="Tabelle28.B" style:family="table-column">
      <style:table-column-properties style:column-width="24.11mm" style:rel-column-width="24661*"/>
    </style:style>
    <style:style style:name="Tabelle28.C" style:family="table-column">
      <style:table-column-properties style:column-width="20.92mm" style:rel-column-width="21395*"/>
    </style:style>
    <style:style style:name="Tabelle28.1" style:family="table-row">
      <style:table-row-properties style:row-height="11.99mm"/>
    </style:style>
    <style:style style:name="Tabelle28.A1" style:family="table-cell">
      <style:table-cell-properties fo:padding="0.97mm" fo:border="none"/>
    </style:style>
    <style:style style:name="Tabelle28.B3" style:family="table-cell">
      <style:table-cell-properties style:vertical-align="middle" fo:padding="0.97mm" fo:border="none"/>
    </style:style>
    <style:style style:name="Table1" style:family="table">
      <style:table-properties style:width="198.01mm" table:align="margins" style:shadow="none"/>
    </style:style>
    <style:style style:name="Table1.A" style:family="table-column">
      <style:table-column-properties style:column-width="66mm" style:rel-column-width="21845*"/>
    </style:style>
    <style:style style:name="Table1.A1" style:family="table-cell">
      <style:table-cell-properties fo:padding="0.97mm" fo:border-left="0.05pt dotted #000000" fo:border-right="none" fo:border-top="0.05pt dotted #000000" fo:border-bottom="0.05pt dotted #000000"/>
    </style:style>
    <style:style style:name="Table1.B1" style:family="table-cell">
      <style:table-cell-properties fo:padding="0.97mm" fo:border-left="none" fo:border-right="none" fo:border-top="0.05pt dotted #000000" fo:border-bottom="0.05pt dotted #000000"/>
    </style:style>
    <style:style style:name="Table1.C1" style:family="table-cell">
      <style:table-cell-properties fo:padding="0.97mm" fo:border-left="none" fo:border-right="0.05pt dotted #000000" fo:border-top="0.05pt dotted #000000" fo:border-bottom="0.05pt dotted #000000"/>
    </style:style>
    <style:style style:name="Table2" style:family="table">
      <style:table-properties style:width="64.06mm" table:align="margins"/>
    </style:style>
    <style:style style:name="Table2.A" style:family="table-column">
      <style:table-column-properties style:column-width="19.05mm" style:rel-column-width="19479*"/>
    </style:style>
    <style:style style:name="Table2.B" style:family="table-column">
      <style:table-column-properties style:column-width="24.11mm" style:rel-column-width="24661*"/>
    </style:style>
    <style:style style:name="Table2.C" style:family="table-column">
      <style:table-column-properties style:column-width="20.92mm" style:rel-column-width="21395*"/>
    </style:style>
    <style:style style:name="Table2.1" style:family="table-row">
      <style:table-row-properties style:row-height="11.99mm"/>
    </style:style>
    <style:style style:name="Table2.A1" style:family="table-cell">
      <style:table-cell-properties fo:padding="0.97mm" fo:border="none"/>
    </style:style>
    <style:style style:name="Table2.B3" style:family="table-cell">
      <style:table-cell-properties style:vertical-align="middle" fo:padding="0.97mm" fo:border="none"/>
    </style:style>
    <style:style style:name="Table3" style:family="table">
      <style:table-properties style:width="64.06mm" table:align="margins"/>
    </style:style>
    <style:style style:name="Table3.A" style:family="table-column">
      <style:table-column-properties style:column-width="19.05mm" style:rel-column-width="19479*"/>
    </style:style>
    <style:style style:name="Table3.B" style:family="table-column">
      <style:table-column-properties style:column-width="24.11mm" style:rel-column-width="24661*"/>
    </style:style>
    <style:style style:name="Table3.C" style:family="table-column">
      <style:table-column-properties style:column-width="20.92mm" style:rel-column-width="21395*"/>
    </style:style>
    <style:style style:name="Table3.1" style:family="table-row">
      <style:table-row-properties style:row-height="11.99mm"/>
    </style:style>
    <style:style style:name="Table3.A1" style:family="table-cell">
      <style:table-cell-properties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4" style:family="table">
      <style:table-properties style:width="64.06mm" table:align="margins"/>
    </style:style>
    <style:style style:name="Table4.A" style:family="table-column">
      <style:table-column-properties style:column-width="19.05mm" style:rel-column-width="19479*"/>
    </style:style>
    <style:style style:name="Table4.B" style:family="table-column">
      <style:table-column-properties style:column-width="24.11mm" style:rel-column-width="24661*"/>
    </style:style>
    <style:style style:name="Table4.C" style:family="table-column">
      <style:table-column-properties style:column-width="20.92mm" style:rel-column-width="21395*"/>
    </style:style>
    <style:style style:name="Table4.1" style:family="table-row">
      <style:table-row-properties style:row-height="11.99mm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7pt" fo:font-weight="normal" officeooo:paragraph-rsid="0022a396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font-size="10pt" style:font-size-asian="8.75pt" style:font-size-complex="10pt"/>
    </style:style>
    <style:style style:name="P7" style:family="paragraph" style:parent-style-name="Table_20_Contents">
      <style:paragraph-properties fo:margin-left="0mm" fo:margin-right="0mm" fo:text-align="center" style:justify-single-word="false" fo:text-indent="0mm" style:auto-text-indent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7pt" fo:font-weight="normal" officeooo:paragraph-rsid="0022a396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 table:style-name="Tabelle2.1">
                <table:table-cell table:style-name="Tabelle2.A1" table:number-columns-spanned="3" office:value-type="string">
                  <text:p text:style-name="P2"><text:text-input text:description="name_0">Artikelname</text:text-input></text:p>
                </table:table-cell>
                <table:covered-table-cell/>
                <table:covered-table-cell/>
              </table:table-row>
              <table:table-row table:style-name="Tabelle2.2">
                <table:table-cell table:style-name="Tabelle2.A1" office:value-type="string">
                  <text:p text:style-name="P7"><text:text-input text:description="menge_0">xxx g</text:text-input></text:p>
                </table:table-cell>
                <table:table-cell table:style-name="Tabelle2.A1" office:value-type="string">
                  <text:p text:style-name="P6"/>
                </table:table-cell>
                <table:table-cell table:style-name="Tabelle2.A1" office:value-type="string">
                  <text:p text:style-name="P7"><text:text-input text:description="preis_0">x,xx €</text:text-input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B3" office:value-type="string">
                  <text:p text:style-name="P5"><text:text-input text:description="text_upper_0">Grundpreis</text:text-input><text:line-break/><text:text-input text:description="text_lower_0">(pro kg oder l)</text:text-input></text:p>
                </table:table-cell>
                <table:table-cell table:style-name="Tabelle2.B3" office:value-type="string">
                  <text:p text:style-name="P4"><text:text-input text:description="kg_preis_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 table:style-name="Tabelle9.1">
                <table:table-cell table:style-name="Tabelle9.A1" table:number-columns-spanned="3" office:value-type="string">
                  <text:p text:style-name="P2"><text:text-input text:description="name_1">Artikelname</text:text-input></text:p>
                </table:table-cell>
                <table:covered-table-cell/>
                <table:covered-table-cell/>
              </table:table-row>
              <table:table-row table:style-name="Tabelle9.2">
                <table:table-cell table:style-name="Tabelle9.A1" office:value-type="string">
                  <text:p text:style-name="P7"><text:text-input text:description="menge_1">xxx g</text:text-input></text:p>
                </table:table-cell>
                <table:table-cell table:style-name="Tabelle9.A1" office:value-type="string">
                  <text:p text:style-name="P6"/>
                </table:table-cell>
                <table:table-cell table:style-name="Tabelle9.A1" office:value-type="string">
                  <text:p text:style-name="P7"><text:text-input text:description="preis_1">x,xx €</text:text-input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B3" office:value-type="string">
                  <text:p text:style-name="P5"><text:text-input text:description="text_upper_1">Grundpreis</text:text-input><text:line-break/><text:text-input text:description="text_lower_1">(pro kg oder l)</text:text-input></text:p>
                </table:table-cell>
                <table:table-cell table:style-name="Tabelle9.B3" office:value-type="string">
                  <text:p text:style-name="P4"><text:text-input text:description="kg_preis_1">xx,xx €</text:text-input></text:p>
                </table:table-cell>
              </table:table-row>
            </table:table>
            <text:p text:style-name="Table_20_Contents"/>
          </table:table-cell>
          <table:table-cell table:style-name="Tabelle1.C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elle10.1">
                <table:table-cell table:style-name="Tabelle10.A1" table:number-columns-spanned="3" office:value-type="string">
                  <text:p text:style-name="P2"><text:text-input text:description="name_2">Artikelname</text:text-input></text:p>
                </table:table-cell>
                <table:covered-table-cell/>
                <table:covered-table-cell/>
              </table:table-row>
              <table:table-row table:style-name="Tabelle10.2">
                <table:table-cell table:style-name="Tabelle10.A1" office:value-type="string">
                  <text:p text:style-name="P7"><text:text-input text:description="menge_2">xxx g</text:text-input></text:p>
                </table:table-cell>
                <table:table-cell table:style-name="Tabelle10.A1" office:value-type="string">
                  <text:p text:style-name="P6"/>
                </table:table-cell>
                <table:table-cell table:style-name="Tabelle10.A1" office:value-type="string">
                  <text:p text:style-name="P7"><text:text-input text:description="preis_2">x,xx €</text:text-input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B3" office:value-type="string">
                  <text:p text:style-name="P5"><text:text-input text:description="text_upper_2">Grundpreis</text:text-input><text:line-break/><text:text-input text:description="text_lower_2">(pro kg oder l)</text:text-input></text:p>
                </table:table-cell>
                <table:table-cell table:style-name="Tabelle10.B3" office:value-type="string">
                  <text:p text:style-name="P4"><text:text-input text:description="kg_preis_2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 table:style-name="Tabelle3.1">
                <table:table-cell table:style-name="Tabelle3.A1" table:number-columns-spanned="3" office:value-type="string">
                  <text:p text:style-name="P2"><text:text-input text:description="name_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3"><text:text-input text:description="menge_3">xxx g</text:text-input></text:p>
                </table:table-cell>
                <table:table-cell table:style-name="Tabelle3.A1" office:value-type="string">
                  <text:p text:style-name="P3"/>
                </table:table-cell>
                <table:table-cell table:style-name="Tabelle3.A1" office:value-type="string">
                  <text:p text:style-name="P3"><text:text-input text:description="preis_3">x,xx €</text:text-input></text:p>
                </table:table-cell>
              </table:table-row>
              <table:table-row>
                <table:table-cell table:style-name="Tabelle3.A1" office:value-type="string">
                  <text:p text:style-name="P1"><text:text-input text:description="lieferant_3">EP</text:text-input></text:p>
                </table:table-cell>
                <table:table-cell table:style-name="Tabelle3.B3" office:value-type="string">
                  <text:p text:style-name="P5"><text:text-input text:description="text_upper_3">Grundpreis</text:text-input><text:line-break/><text:text-input text:description="text_lower_3">(pro kg oder l)</text:text-input></text:p>
                </table:table-cell>
                <table:table-cell table:style-name="Tabelle3.B3" office:value-type="string">
                  <text:p text:style-name="P4"><text:text-input text:description="kg_preis_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 table:style-name="Tabelle4.1">
                <table:table-cell table:style-name="Tabelle4.A1" table:number-columns-spanned="3" office:value-type="string">
                  <text:p text:style-name="P2"><text:text-input text:description="name_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3"><text:text-input text:description="menge_4">xxx g</text:text-input></text:p>
                </table:table-cell>
                <table:table-cell table:style-name="Tabelle4.A1" office:value-type="string">
                  <text:p text:style-name="P3"/>
                </table:table-cell>
                <table:table-cell table:style-name="Tabelle4.A1" office:value-type="string">
                  <text:p text:style-name="P3"><text:text-input text:description="preis_4">x,xx €</text:text-input></text:p>
                </table:table-cell>
              </table:table-row>
              <table:table-row>
                <table:table-cell table:style-name="Tabelle4.A1" office:value-type="string">
                  <text:p text:style-name="P1"><text:text-input text:description="lieferant_4">EP</text:text-input></text:p>
                </table:table-cell>
                <table:table-cell table:style-name="Tabelle4.B3" office:value-type="string">
                  <text:p text:style-name="P5"><text:text-input text:description="text_upper_4">Grundpreis</text:text-input><text:line-break/><text:text-input text:description="text_lower_4">(pro kg oder l)</text:text-input></text:p>
                </table:table-cell>
                <table:table-cell table:style-name="Tabelle4.B3" office:value-type="string">
                  <text:p text:style-name="P4"><text:text-input text:description="kg_preis_4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 table:style-name="Tabelle5.1">
                <table:table-cell table:style-name="Tabelle5.A1" table:number-columns-spanned="3" office:value-type="string">
                  <text:p text:style-name="P2"><text:text-input text:description="name_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3"><text:text-input text:description="menge_5">xxx g</text:text-input></text:p>
                </table:table-cell>
                <table:table-cell table:style-name="Tabelle5.A1" office:value-type="string">
                  <text:p text:style-name="P3"/>
                </table:table-cell>
                <table:table-cell table:style-name="Tabelle5.A1" office:value-type="string">
                  <text:p text:style-name="P3"><text:text-input text:description="preis_5">x,xx €</text:text-input></text:p>
                </table:table-cell>
              </table:table-row>
              <table:table-row>
                <table:table-cell table:style-name="Tabelle5.A1" office:value-type="string">
                  <text:p text:style-name="P1"><text:text-input text:description="lieferant_5">EP</text:text-input></text:p>
                </table:table-cell>
                <table:table-cell table:style-name="Tabelle5.B3" office:value-type="string">
                  <text:p text:style-name="P5"><text:text-input text:description="text_upper_5">Grundpreis</text:text-input><text:line-break/><text:text-input text:description="text_lower_5">(pro kg oder l)</text:text-input></text:p>
                </table:table-cell>
                <table:table-cell table:style-name="Tabelle5.B3" office:value-type="string">
                  <text:p text:style-name="P4"><text:text-input text:description="kg_preis_5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 table:style-name="Tabelle6.1">
                <table:table-cell table:style-name="Tabelle6.A1" table:number-columns-spanned="3" office:value-type="string">
                  <text:p text:style-name="P2"><text:text-input text:description="name_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3"><text:text-input text:description="menge_6">xxx g</text:text-input></text:p>
                </table:table-cell>
                <table:table-cell table:style-name="Tabelle6.A1" office:value-type="string">
                  <text:p text:style-name="P3"/>
                </table:table-cell>
                <table:table-cell table:style-name="Tabelle6.A1" office:value-type="string">
                  <text:p text:style-name="P3"><text:text-input text:description="preis_6">x,xx €</text:text-input></text:p>
                </table:table-cell>
              </table:table-row>
              <table:table-row>
                <table:table-cell table:style-name="Tabelle6.A1" office:value-type="string">
                  <text:p text:style-name="P1"><text:text-input text:description="lieferant_6">EP</text:text-input></text:p>
                </table:table-cell>
                <table:table-cell table:style-name="Tabelle6.B3" office:value-type="string">
                  <text:p text:style-name="P5"><text:text-input text:description="text_upper_6">Grundpreis</text:text-input><text:line-break/><text:text-input text:description="text_lower_6">(pro kg oder l)</text:text-input></text:p>
                </table:table-cell>
                <table:table-cell table:style-name="Tabelle6.B3" office:value-type="string">
                  <text:p text:style-name="P4"><text:text-input text:description="kg_preis_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 table:style-name="Tabelle7.1">
                <table:table-cell table:style-name="Tabelle7.A1" table:number-columns-spanned="3" office:value-type="string">
                  <text:p text:style-name="P2"><text:text-input text:description="name_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3"><text:text-input text:description="menge_7">xxx g</text:text-input></text:p>
                </table:table-cell>
                <table:table-cell table:style-name="Tabelle7.A1" office:value-type="string">
                  <text:p text:style-name="P3"/>
                </table:table-cell>
                <table:table-cell table:style-name="Tabelle7.A1" office:value-type="string">
                  <text:p text:style-name="P3"><text:text-input text:description="preis_7">x,xx €</text:text-input></text:p>
                </table:table-cell>
              </table:table-row>
              <table:table-row>
                <table:table-cell table:style-name="Tabelle7.A1" office:value-type="string">
                  <text:p text:style-name="P1"><text:text-input text:description="lieferant_7">EP</text:text-input></text:p>
                </table:table-cell>
                <table:table-cell table:style-name="Tabelle7.B3" office:value-type="string">
                  <text:p text:style-name="P5"><text:text-input text:description="text_upper_7">Grundpreis</text:text-input><text:line-break/><text:text-input text:description="text_lower_7">(pro kg oder l)</text:text-input></text:p>
                </table:table-cell>
                <table:table-cell table:style-name="Tabelle7.B3" office:value-type="string">
                  <text:p text:style-name="P4"><text:text-input text:description="kg_preis_7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 table:style-name="Tabelle8.1">
                <table:table-cell table:style-name="Tabelle8.A1" table:number-columns-spanned="3" office:value-type="string">
                  <text:p text:style-name="P2"><text:text-input text:description="name_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3"><text:text-input text:description="menge_8">xxx g</text:text-input></text:p>
                </table:table-cell>
                <table:table-cell table:style-name="Tabelle8.A1" office:value-type="string">
                  <text:p text:style-name="P3"/>
                </table:table-cell>
                <table:table-cell table:style-name="Tabelle8.A1" office:value-type="string">
                  <text:p text:style-name="P3"><text:text-input text:description="preis_8">x,xx €</text:text-input></text:p>
                </table:table-cell>
              </table:table-row>
              <table:table-row>
                <table:table-cell table:style-name="Tabelle8.A1" office:value-type="string">
                  <text:p text:style-name="P1"><text:text-input text:description="lieferant_8">EP</text:text-input></text:p>
                </table:table-cell>
                <table:table-cell table:style-name="Tabelle8.B3" office:value-type="string">
                  <text:p text:style-name="P5"><text:text-input text:description="text_upper_8">Grundpreis</text:text-input><text:line-break/><text:text-input text:description="text_lower_8">(pro kg oder l)</text:text-input></text:p>
                </table:table-cell>
                <table:table-cell table:style-name="Tabelle8.B3" office:value-type="string">
                  <text:p text:style-name="P4"><text:text-input text:description="kg_preis_8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 table:style-name="Tabelle11.1">
                <table:table-cell table:style-name="Tabelle11.A1" table:number-columns-spanned="3" office:value-type="string">
                  <text:p text:style-name="P2"><text:text-input text:description="name_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3"><text:text-input text:description="menge_9">xxx g</text:text-input></text:p>
                </table:table-cell>
                <table:table-cell table:style-name="Tabelle11.A1" office:value-type="string">
                  <text:p text:style-name="P3"/>
                </table:table-cell>
                <table:table-cell table:style-name="Tabelle11.A1" office:value-type="string">
                  <text:p text:style-name="P3"><text:text-input text:description="preis_9">x,xx €</text:text-input></text:p>
                </table:table-cell>
              </table:table-row>
              <table:table-row>
                <table:table-cell table:style-name="Tabelle11.A1" office:value-type="string">
                  <text:p text:style-name="P1"><text:text-input text:description="lieferant_9">EP</text:text-input></text:p>
                </table:table-cell>
                <table:table-cell table:style-name="Tabelle11.B3" office:value-type="string">
                  <text:p text:style-name="P5"><text:text-input text:description="text_upper_9">Grundpreis</text:text-input><text:line-break/><text:text-input text:description="text_lower_9">(pro kg oder l)</text:text-input></text:p>
                </table:table-cell>
                <table:table-cell table:style-name="Tabelle11.B3" office:value-type="string">
                  <text:p text:style-name="P4"><text:text-input text:description="kg_preis_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 table:style-name="Tabelle12.1">
                <table:table-cell table:style-name="Tabelle12.A1" table:number-columns-spanned="3" office:value-type="string">
                  <text:p text:style-name="P2"><text:text-input text:description="name_1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3"><text:text-input text:description="menge_10">xxx g</text:text-input></text:p>
                </table:table-cell>
                <table:table-cell table:style-name="Tabelle12.A1" office:value-type="string">
                  <text:p text:style-name="P3"/>
                </table:table-cell>
                <table:table-cell table:style-name="Tabelle12.A1" office:value-type="string">
                  <text:p text:style-name="P3"><text:text-input text:description="preis_10">x,xx €</text:text-input></text:p>
                </table:table-cell>
              </table:table-row>
              <table:table-row>
                <table:table-cell table:style-name="Tabelle12.A1" office:value-type="string">
                  <text:p text:style-name="P1"><text:text-input text:description="lieferant_10">EP</text:text-input></text:p>
                </table:table-cell>
                <table:table-cell table:style-name="Tabelle12.B3" office:value-type="string">
                  <text:p text:style-name="P5"><text:text-input text:description="text_upper_10">Grundpreis</text:text-input><text:line-break/><text:text-input text:description="text_lower_10">(pro kg oder l)</text:text-input></text:p>
                </table:table-cell>
                <table:table-cell table:style-name="Tabelle12.B3" office:value-type="string">
                  <text:p text:style-name="P4"><text:text-input text:description="kg_preis_10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 table:style-name="Tabelle13.1">
                <table:table-cell table:style-name="Tabelle13.A1" table:number-columns-spanned="3" office:value-type="string">
                  <text:p text:style-name="P2"><text:text-input text:description="name_1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3"><text:text-input text:description="menge_11">xxx g</text:text-input></text:p>
                </table:table-cell>
                <table:table-cell table:style-name="Tabelle13.A1" office:value-type="string">
                  <text:p text:style-name="P3"/>
                </table:table-cell>
                <table:table-cell table:style-name="Tabelle13.A1" office:value-type="string">
                  <text:p text:style-name="P3"><text:text-input text:description="preis_11">x,xx €</text:text-input></text:p>
                </table:table-cell>
              </table:table-row>
              <table:table-row>
                <table:table-cell table:style-name="Tabelle13.A1" office:value-type="string">
                  <text:p text:style-name="P1"><text:text-input text:description="lieferant_11">EP</text:text-input></text:p>
                </table:table-cell>
                <table:table-cell table:style-name="Tabelle13.B3" office:value-type="string">
                  <text:p text:style-name="P5"><text:text-input text:description="text_upper_11">Grundpreis</text:text-input><text:line-break/><text:text-input text:description="text_lower_11">(pro kg oder l)</text:text-input></text:p>
                </table:table-cell>
                <table:table-cell table:style-name="Tabelle13.B3" office:value-type="string">
                  <text:p text:style-name="P4"><text:text-input text:description="kg_preis_11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 table:style-name="Tabelle14.1">
                <table:table-cell table:style-name="Tabelle14.A1" table:number-columns-spanned="3" office:value-type="string">
                  <text:p text:style-name="P2"><text:text-input text:description="name_1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3"><text:text-input text:description="menge_12">xxx g</text:text-input></text:p>
                </table:table-cell>
                <table:table-cell table:style-name="Tabelle14.A1" office:value-type="string">
                  <text:p text:style-name="P3"/>
                </table:table-cell>
                <table:table-cell table:style-name="Tabelle14.A1" office:value-type="string">
                  <text:p text:style-name="P3"><text:text-input text:description="preis_12">x,xx €</text:text-input></text:p>
                </table:table-cell>
              </table:table-row>
              <table:table-row>
                <table:table-cell table:style-name="Tabelle14.A1" office:value-type="string">
                  <text:p text:style-name="P1"><text:text-input text:description="lieferant_12">EP</text:text-input></text:p>
                </table:table-cell>
                <table:table-cell table:style-name="Tabelle14.B3" office:value-type="string">
                  <text:p text:style-name="P5"><text:text-input text:description="text_upper_12">Grundpreis</text:text-input><text:line-break/><text:text-input text:description="text_lower_12">(pro kg oder l)</text:text-input></text:p>
                </table:table-cell>
                <table:table-cell table:style-name="Tabelle14.B3" office:value-type="string">
                  <text:p text:style-name="P4"><text:text-input text:description="kg_preis_1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elle15.1">
                <table:table-cell table:style-name="Tabelle15.A1" table:number-columns-spanned="3" office:value-type="string">
                  <text:p text:style-name="P2"><text:text-input text:description="name_1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3"><text:text-input text:description="menge_13">xxx g</text:text-input></text:p>
                </table:table-cell>
                <table:table-cell table:style-name="Tabelle15.A1" office:value-type="string">
                  <text:p text:style-name="P3"/>
                </table:table-cell>
                <table:table-cell table:style-name="Tabelle15.A1" office:value-type="string">
                  <text:p text:style-name="P3"><text:text-input text:description="preis_13">x,xx €</text:text-input></text:p>
                </table:table-cell>
              </table:table-row>
              <table:table-row>
                <table:table-cell table:style-name="Tabelle15.A1" office:value-type="string">
                  <text:p text:style-name="P1"><text:text-input text:description="lieferant_13">EP</text:text-input></text:p>
                </table:table-cell>
                <table:table-cell table:style-name="Tabelle15.B3" office:value-type="string">
                  <text:p text:style-name="P5"><text:text-input text:description="text_upper_13">Grundpreis</text:text-input><text:line-break/><text:text-input text:description="text_lower_13">(pro kg oder l)</text:text-input></text:p>
                </table:table-cell>
                <table:table-cell table:style-name="Tabelle15.B3" office:value-type="string">
                  <text:p text:style-name="P4"><text:text-input text:description="kg_preis_13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elle16.1">
                <table:table-cell table:style-name="Tabelle16.A1" table:number-columns-spanned="3" office:value-type="string">
                  <text:p text:style-name="P2"><text:text-input text:description="name_1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3"><text:text-input text:description="menge_14">xxx g</text:text-input></text:p>
                </table:table-cell>
                <table:table-cell table:style-name="Tabelle16.A1" office:value-type="string">
                  <text:p text:style-name="P3"/>
                </table:table-cell>
                <table:table-cell table:style-name="Tabelle16.A1" office:value-type="string">
                  <text:p text:style-name="P3"><text:text-input text:description="preis_14">x,xx €</text:text-input></text:p>
                </table:table-cell>
              </table:table-row>
              <table:table-row>
                <table:table-cell table:style-name="Tabelle16.A1" office:value-type="string">
                  <text:p text:style-name="P1"><text:text-input text:description="lieferant_14">EP</text:text-input></text:p>
                </table:table-cell>
                <table:table-cell table:style-name="Tabelle16.B3" office:value-type="string">
                  <text:p text:style-name="P5"><text:text-input text:description="text_upper_14">Grundpreis</text:text-input><text:line-break/><text:text-input text:description="text_lower_14">(pro kg oder l)</text:text-input></text:p>
                </table:table-cell>
                <table:table-cell table:style-name="Tabelle16.B3" office:value-type="string">
                  <text:p text:style-name="P4"><text:text-input text:description="kg_preis_14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 table:style-name="Tabelle18.1">
                <table:table-cell table:style-name="Tabelle18.A1" table:number-columns-spanned="3" office:value-type="string">
                  <text:p text:style-name="P2"><text:text-input text:description="name_1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3"><text:text-input text:description="menge_15">xxx g</text:text-input></text:p>
                </table:table-cell>
                <table:table-cell table:style-name="Tabelle18.A1" office:value-type="string">
                  <text:p text:style-name="P3"/>
                </table:table-cell>
                <table:table-cell table:style-name="Tabelle18.A1" office:value-type="string">
                  <text:p text:style-name="P3"><text:text-input text:description="preis_15">x,xx €</text:text-input></text:p>
                </table:table-cell>
              </table:table-row>
              <table:table-row>
                <table:table-cell table:style-name="Tabelle18.A1" office:value-type="string">
                  <text:p text:style-name="P1"><text:text-input text:description="lieferant_15">EP</text:text-input></text:p>
                </table:table-cell>
                <table:table-cell table:style-name="Tabelle18.B3" office:value-type="string">
                  <text:p text:style-name="P5"><text:text-input text:description="text_upper_15">Grundpreis</text:text-input><text:line-break/><text:text-input text:description="text_lower_15">(pro kg oder l)</text:text-input></text:p>
                </table:table-cell>
                <table:table-cell table:style-name="Tabelle18.B3" office:value-type="string">
                  <text:p text:style-name="P4"><text:text-input text:description="kg_preis_1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 table:style-name="Tabelle19.1">
                <table:table-cell table:style-name="Tabelle19.A1" table:number-columns-spanned="3" office:value-type="string">
                  <text:p text:style-name="P2"><text:text-input text:description="name_1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3"><text:text-input text:description="menge_16">xxx g</text:text-input></text:p>
                </table:table-cell>
                <table:table-cell table:style-name="Tabelle19.A1" office:value-type="string">
                  <text:p text:style-name="P3"/>
                </table:table-cell>
                <table:table-cell table:style-name="Tabelle19.A1" office:value-type="string">
                  <text:p text:style-name="P3"><text:text-input text:description="preis_16">x,xx €</text:text-input></text:p>
                </table:table-cell>
              </table:table-row>
              <table:table-row>
                <table:table-cell table:style-name="Tabelle19.A1" office:value-type="string">
                  <text:p text:style-name="P1"><text:text-input text:description="lieferant_16">EP</text:text-input></text:p>
                </table:table-cell>
                <table:table-cell table:style-name="Tabelle19.B3" office:value-type="string">
                  <text:p text:style-name="P5"><text:text-input text:description="text_upper_16">Grundpreis</text:text-input><text:line-break/><text:text-input text:description="text_lower_16">(pro kg oder l)</text:text-input></text:p>
                </table:table-cell>
                <table:table-cell table:style-name="Tabelle19.B3" office:value-type="string">
                  <text:p text:style-name="P4"><text:text-input text:description="kg_preis_16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 table:style-name="Tabelle21.1">
                <table:table-cell table:style-name="Tabelle21.A1" table:number-columns-spanned="3" office:value-type="string">
                  <text:p text:style-name="P2"><text:text-input text:description="name_1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3"><text:text-input text:description="menge_17">xxx g</text:text-input></text:p>
                </table:table-cell>
                <table:table-cell table:style-name="Tabelle21.A1" office:value-type="string">
                  <text:p text:style-name="P3"/>
                </table:table-cell>
                <table:table-cell table:style-name="Tabelle21.A1" office:value-type="string">
                  <text:p text:style-name="P3"><text:text-input text:description="preis_17">x,xx €</text:text-input></text:p>
                </table:table-cell>
              </table:table-row>
              <table:table-row>
                <table:table-cell table:style-name="Tabelle21.A1" office:value-type="string">
                  <text:p text:style-name="P1"><text:text-input text:description="lieferant_17">EP</text:text-input></text:p>
                </table:table-cell>
                <table:table-cell table:style-name="Tabelle21.B3" office:value-type="string">
                  <text:p text:style-name="P5"><text:text-input text:description="text_upper_17">Grundpreis</text:text-input><text:line-break/><text:text-input text:description="text_lower_17">(pro kg oder l)</text:text-input></text:p>
                </table:table-cell>
                <table:table-cell table:style-name="Tabelle21.B3" office:value-type="string">
                  <text:p text:style-name="P4"><text:text-input text:description="kg_preis_17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 table:style-name="Tabelle17.1">
                <table:table-cell table:style-name="Tabelle17.A1" table:number-columns-spanned="3" office:value-type="string">
                  <text:p text:style-name="P2"><text:text-input text:description="name_1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3"><text:text-input text:description="menge_18">xxx g</text:text-input></text:p>
                </table:table-cell>
                <table:table-cell table:style-name="Tabelle17.A1" office:value-type="string">
                  <text:p text:style-name="P3"/>
                </table:table-cell>
                <table:table-cell table:style-name="Tabelle17.A1" office:value-type="string">
                  <text:p text:style-name="P3"><text:text-input text:description="preis_18">x,xx €</text:text-input></text:p>
                </table:table-cell>
              </table:table-row>
              <table:table-row>
                <table:table-cell table:style-name="Tabelle17.A1" office:value-type="string">
                  <text:p text:style-name="P1"><text:text-input text:description="lieferant_18">EP</text:text-input></text:p>
                </table:table-cell>
                <table:table-cell table:style-name="Tabelle17.B3" office:value-type="string">
                  <text:p text:style-name="P5"><text:text-input text:description="text_upper_18">Grundpreis</text:text-input><text:line-break/><text:text-input text:description="text_lower_18">(pro kg oder l)</text:text-input></text:p>
                </table:table-cell>
                <table:table-cell table:style-name="Tabelle17.B3" office:value-type="string">
                  <text:p text:style-name="P4"><text:text-input text:description="kg_preis_18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 table:style-name="Tabelle20.1">
                <table:table-cell table:style-name="Tabelle20.A1" table:number-columns-spanned="3" office:value-type="string">
                  <text:p text:style-name="P2"><text:text-input text:description="name_1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3"><text:text-input text:description="menge_19">xxx g</text:text-input></text:p>
                </table:table-cell>
                <table:table-cell table:style-name="Tabelle20.A1" office:value-type="string">
                  <text:p text:style-name="P3"/>
                </table:table-cell>
                <table:table-cell table:style-name="Tabelle20.A1" office:value-type="string">
                  <text:p text:style-name="P3"><text:text-input text:description="preis_19">x,xx €</text:text-input></text:p>
                </table:table-cell>
              </table:table-row>
              <table:table-row>
                <table:table-cell table:style-name="Tabelle20.A1" office:value-type="string">
                  <text:p text:style-name="P1"><text:text-input text:description="lieferant_19">EP</text:text-input></text:p>
                </table:table-cell>
                <table:table-cell table:style-name="Tabelle20.B3" office:value-type="string">
                  <text:p text:style-name="P5"><text:text-input text:description="text_upper_19">Grundpreis</text:text-input><text:line-break/><text:text-input text:description="text_lower_19">(pro kg oder l)</text:text-input></text:p>
                </table:table-cell>
                <table:table-cell table:style-name="Tabelle20.B3" office:value-type="string">
                  <text:p text:style-name="P4"><text:text-input text:description="kg_preis_19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 table:style-name="Tabelle22.1">
                <table:table-cell table:style-name="Tabelle22.A1" table:number-columns-spanned="3" office:value-type="string">
                  <text:p text:style-name="P2"><text:text-input text:description="name_2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3"><text:text-input text:description="menge_20">xxx g</text:text-input></text:p>
                </table:table-cell>
                <table:table-cell table:style-name="Tabelle22.A1" office:value-type="string">
                  <text:p text:style-name="P3"/>
                </table:table-cell>
                <table:table-cell table:style-name="Tabelle22.A1" office:value-type="string">
                  <text:p text:style-name="P3"><text:text-input text:description="preis_20">x,xx €</text:text-input></text:p>
                </table:table-cell>
              </table:table-row>
              <table:table-row>
                <table:table-cell table:style-name="Tabelle22.A1" office:value-type="string">
                  <text:p text:style-name="P1"><text:text-input text:description="lieferant_20">EP</text:text-input></text:p>
                </table:table-cell>
                <table:table-cell table:style-name="Tabelle22.B3" office:value-type="string">
                  <text:p text:style-name="P5"><text:text-input text:description="text_upper_20">Grundpreis</text:text-input><text:line-break/><text:text-input text:description="text_lower_20">(pro kg oder l)</text:text-input></text:p>
                </table:table-cell>
                <table:table-cell table:style-name="Tabelle22.B3" office:value-type="string">
                  <text:p text:style-name="P4"><text:text-input text:description="kg_preis_20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 table:style-name="Tabelle23.1">
                <table:table-cell table:style-name="Tabelle23.A1" table:number-columns-spanned="3" office:value-type="string">
                  <text:p text:style-name="P2"><text:text-input text:description="name_2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3"><text:text-input text:description="menge_21">xxx g</text:text-input></text:p>
                </table:table-cell>
                <table:table-cell table:style-name="Tabelle23.A1" office:value-type="string">
                  <text:p text:style-name="P3"/>
                </table:table-cell>
                <table:table-cell table:style-name="Tabelle23.A1" office:value-type="string">
                  <text:p text:style-name="P3"><text:text-input text:description="preis_21">x,xx €</text:text-input></text:p>
                </table:table-cell>
              </table:table-row>
              <table:table-row>
                <table:table-cell table:style-name="Tabelle23.A1" office:value-type="string">
                  <text:p text:style-name="P1"><text:text-input text:description="lieferant_21">EP</text:text-input></text:p>
                </table:table-cell>
                <table:table-cell table:style-name="Tabelle23.B3" office:value-type="string">
                  <text:p text:style-name="P5"><text:text-input text:description="text_upper_21">Grundpreis</text:text-input><text:line-break/><text:text-input text:description="text_lower_21">(pro kg oder l)</text:text-input></text:p>
                </table:table-cell>
                <table:table-cell table:style-name="Tabelle23.B3" office:value-type="string">
                  <text:p text:style-name="P4"><text:text-input text:description="kg_preis_2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 table:style-name="Tabelle24.1">
                <table:table-cell table:style-name="Tabelle24.A1" table:number-columns-spanned="3" office:value-type="string">
                  <text:p text:style-name="P2"><text:text-input text:description="name_2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3"><text:text-input text:description="menge_22">xxx g</text:text-input></text:p>
                </table:table-cell>
                <table:table-cell table:style-name="Tabelle24.A1" office:value-type="string">
                  <text:p text:style-name="P3"/>
                </table:table-cell>
                <table:table-cell table:style-name="Tabelle24.A1" office:value-type="string">
                  <text:p text:style-name="P3"><text:text-input text:description="preis_22">x,xx €</text:text-input></text:p>
                </table:table-cell>
              </table:table-row>
              <table:table-row>
                <table:table-cell table:style-name="Tabelle24.A1" office:value-type="string">
                  <text:p text:style-name="P1"><text:text-input text:description="lieferant_22">EP</text:text-input></text:p>
                </table:table-cell>
                <table:table-cell table:style-name="Tabelle24.B3" office:value-type="string">
                  <text:p text:style-name="P5"><text:text-input text:description="text_upper_22">Grundpreis</text:text-input><text:line-break/><text:text-input text:description="text_lower_22">(pro kg oder l)</text:text-input></text:p>
                </table:table-cell>
                <table:table-cell table:style-name="Tabelle24.B3" office:value-type="string">
                  <text:p text:style-name="P4"><text:text-input text:description="kg_preis_22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 table:style-name="Tabelle25.1">
                <table:table-cell table:style-name="Tabelle25.A1" table:number-columns-spanned="3" office:value-type="string">
                  <text:p text:style-name="P2"><text:text-input text:description="name_2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3"><text:text-input text:description="menge_23">xxx g</text:text-input></text:p>
                </table:table-cell>
                <table:table-cell table:style-name="Tabelle25.A1" office:value-type="string">
                  <text:p text:style-name="P3"/>
                </table:table-cell>
                <table:table-cell table:style-name="Tabelle25.A1" office:value-type="string">
                  <text:p text:style-name="P3"><text:text-input text:description="preis_23">x,xx €</text:text-input></text:p>
                </table:table-cell>
              </table:table-row>
              <table:table-row>
                <table:table-cell table:style-name="Tabelle25.A1" office:value-type="string">
                  <text:p text:style-name="P1"><text:text-input text:description="lieferant_23">EP</text:text-input></text:p>
                </table:table-cell>
                <table:table-cell table:style-name="Tabelle25.B3" office:value-type="string">
                  <text:p text:style-name="P5"><text:text-input text:description="text_upper_23">Grundpreis</text:text-input><text:line-break/><text:text-input text:description="text_lower_23">(pro kg oder l)</text:text-input></text:p>
                </table:table-cell>
                <table:table-cell table:style-name="Tabelle25.B3" office:value-type="string">
                  <text:p text:style-name="P4"><text:text-input text:description="kg_preis_23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 table:style-name="Tabelle26.1">
                <table:table-cell table:style-name="Tabelle26.A1" table:number-columns-spanned="3" office:value-type="string">
                  <text:p text:style-name="P2"><text:text-input text:description="name_2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3"><text:text-input text:description="menge_24">xxx g</text:text-input></text:p>
                </table:table-cell>
                <table:table-cell table:style-name="Tabelle26.A1" office:value-type="string">
                  <text:p text:style-name="P3"/>
                </table:table-cell>
                <table:table-cell table:style-name="Tabelle26.A1" office:value-type="string">
                  <text:p text:style-name="P3"><text:text-input text:description="preis_24">x,xx €</text:text-input></text:p>
                </table:table-cell>
              </table:table-row>
              <table:table-row>
                <table:table-cell table:style-name="Tabelle26.A1" office:value-type="string">
                  <text:p text:style-name="P1"><text:text-input text:description="lieferant_24">EP</text:text-input></text:p>
                </table:table-cell>
                <table:table-cell table:style-name="Tabelle26.B3" office:value-type="string">
                  <text:p text:style-name="P5"><text:text-input text:description="text_upper_24">Grundpreis</text:text-input><text:line-break/><text:text-input text:description="text_lower_24">(pro kg oder l)</text:text-input></text:p>
                </table:table-cell>
                <table:table-cell table:style-name="Tabelle26.B3" office:value-type="string">
                  <text:p text:style-name="P4"><text:text-input text:description="kg_preis_2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 table:style-name="Tabelle27.1">
                <table:table-cell table:style-name="Tabelle27.A1" table:number-columns-spanned="3" office:value-type="string">
                  <text:p text:style-name="P2"><text:text-input text:description="name_2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3"><text:text-input text:description="menge_25">xxx g</text:text-input></text:p>
                </table:table-cell>
                <table:table-cell table:style-name="Tabelle27.A1" office:value-type="string">
                  <text:p text:style-name="P3"/>
                </table:table-cell>
                <table:table-cell table:style-name="Tabelle27.A1" office:value-type="string">
                  <text:p text:style-name="P3"><text:text-input text:description="preis_25">x,xx €</text:text-input></text:p>
                </table:table-cell>
              </table:table-row>
              <table:table-row>
                <table:table-cell table:style-name="Tabelle27.A1" office:value-type="string">
                  <text:p text:style-name="P1"><text:text-input text:description="lieferant_25">EP</text:text-input></text:p>
                </table:table-cell>
                <table:table-cell table:style-name="Tabelle27.B3" office:value-type="string">
                  <text:p text:style-name="P5"><text:text-input text:description="text_upper_25">Grundpreis</text:text-input><text:line-break/><text:text-input text:description="text_lower_25">(pro kg oder l)</text:text-input></text:p>
                </table:table-cell>
                <table:table-cell table:style-name="Tabelle27.B3" office:value-type="string">
                  <text:p text:style-name="P4"><text:text-input text:description="kg_preis_25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 table:style-name="Tabelle28.1">
                <table:table-cell table:style-name="Tabelle28.A1" table:number-columns-spanned="3" office:value-type="string">
                  <text:p text:style-name="P2"><text:text-input text:description="name_2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3"><text:text-input text:description="menge_26">xxx g</text:text-input></text:p>
                </table:table-cell>
                <table:table-cell table:style-name="Tabelle28.A1" office:value-type="string">
                  <text:p text:style-name="P3"/>
                </table:table-cell>
                <table:table-cell table:style-name="Tabelle28.A1" office:value-type="string">
                  <text:p text:style-name="P3"><text:text-input text:description="preis_26">x,xx €</text:text-input></text:p>
                </table:table-cell>
              </table:table-row>
              <table:table-row>
                <table:table-cell table:style-name="Tabelle28.A1" office:value-type="string">
                  <text:p text:style-name="P1"><text:text-input text:description="lieferant_26">EP</text:text-input></text:p>
                </table:table-cell>
                <table:table-cell table:style-name="Tabelle28.B3" office:value-type="string">
                  <text:p text:style-name="P5"><text:text-input text:description="text_upper_26">Grundpreis</text:text-input><text:line-break/><text:text-input text:description="text_lower_26">(pro kg oder l)</text:text-input></text:p>
                </table:table-cell>
                <table:table-cell table:style-name="Tabelle28.B3" office:value-type="string">
                  <text:p text:style-name="P4"><text:text-input text:description="kg_preis_26">xx,xx €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><text:text-input text:description="name_2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3"><text:text-input text:description="menge_27">xxx g</text:text-input>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3"><text:text-input text:description="preis_27">x,xx €</text:text-input></text:p>
                </table:table-cell>
              </table:table-row>
              <table:table-row>
                <table:table-cell table:style-name="Table2.A1" office:value-type="string">
                  <text:p text:style-name="P1"><text:text-input text:description="lieferant_27">EP</text:text-input></text:p>
                </table:table-cell>
                <table:table-cell table:style-name="Table2.B3" office:value-type="string">
                  <text:p text:style-name="P5"><text:text-input text:description="text_upper_27">Grundpreis</text:text-input><text:line-break/><text:text-input text:description="text_lower_27">(pro kg oder l)</text:text-input></text:p>
                </table:table-cell>
                <table:table-cell table:style-name="Table2.B3" office:value-type="string">
                  <text:p text:style-name="P4"><text:text-input text:description="kg_preis_27">xx,xx €</text:text-input></text:p>
                </table:table-cell>
              </table:table-row>
            </table:table>
            <text:p text:style-name="Table_20_Contents"/>
          </table:table-cell>
          <table:table-cell table:style-name="Table1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table:number-columns-spanned="3" office:value-type="string">
                  <text:p text:style-name="P2"><text:text-input text:description="name_2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<text:text-input text:description="menge_28">xxx g</text:text-input>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<text:text-input text:description="preis_28">x,xx €</text:text-input></text:p>
                </table:table-cell>
              </table:table-row>
              <table:table-row>
                <table:table-cell table:style-name="Table3.A1" office:value-type="string">
                  <text:p text:style-name="P1"><text:text-input text:description="lieferant_28">EP</text:text-input></text:p>
                </table:table-cell>
                <table:table-cell table:style-name="Table3.B3" office:value-type="string">
                  <text:p text:style-name="P5"><text:text-input text:description="text_upper_28">Grundpreis</text:text-input><text:line-break/><text:text-input text:description="text_lower_28">(pro kg oder l)</text:text-input></text:p>
                </table:table-cell>
                <table:table-cell table:style-name="Table3.B3" office:value-type="string">
                  <text:p text:style-name="P4"><text:text-input text:description="kg_preis_28">xx,xx €</text:text-input></text:p>
                </table:table-cell>
              </table:table-row>
            </table:table>
            <text:p text:style-name="Table_20_Contents"/>
          </table:table-cell>
          <table:table-cell table:style-name="Table1.C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2"><text:text-input text:description="name_2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3"><text:text-input text:description="menge_29">xxx g</text:text-input></text:p>
                </table:table-cell>
                <table:table-cell table:style-name="Table4.A1" office:value-type="string">
                  <text:p text:style-name="P3"/>
                </table:table-cell>
                <table:table-cell table:style-name="Table4.A1" office:value-type="string">
                  <text:p text:style-name="P3"><text:text-input text:description="preis_29">x,xx €</text:text-input></text:p>
                </table:table-cell>
              </table:table-row>
              <table:table-row>
                <table:table-cell table:style-name="Table4.A1" office:value-type="string">
                  <text:p text:style-name="P1"><text:text-input text:description="lieferant_29">EP</text:text-input></text:p>
                </table:table-cell>
                <table:table-cell table:style-name="Table4.B3" office:value-type="string">
                  <text:p text:style-name="P5"><text:text-input text:description="text_upper_29">Grundpreis</text:text-input><text:line-break/><text:text-input text:description="text_lower_29">(pro kg oder l)</text:text-input></text:p>
                </table:table-cell>
                <table:table-cell table:style-name="Table4.B3" office:value-type="string">
                  <text:p text:style-name="P4"><text:text-input text:description="kg_preis_29">xx,xx €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9.01mm" style:type="center"/>
          <style:tab-stop style:position="198.01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3mm" fo:margin-bottom="4.2mm" fo:margin-left="6mm" fo:margin-right="6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6-12-08T23:26:11.861915195</dc:date>
    <meta:editing-duration>PT2H44M48S</meta:editing-duration>
    <meta:editing-cycles>31</meta:editing-cycles>
    <meta:generator>LibreOffice/5.2.3.3$Linux_X86_64 LibreOffice_project/20m0$Build-3</meta:generator>
    <meta:print-date>2016-02-24T10:05:29.774997599</meta:print-date>
    <meta:printed-by>Weltladen e.V.</meta:printed-by>
    <meta:document-statistic meta:table-count="32" meta:image-count="0" meta:object-count="0" meta:page-count="1" meta:paragraph-count="180" meta:word-count="810" meta:character-count="2130" meta:non-whitespace-character-count="1920"/>
  </office:meta>
</office:document-meta>
</file>